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04c2c" officeooo:paragraph-rsid="00004c2c" style:font-size-asian="15.75pt" style:font-size-complex="18pt"/>
    </style:style>
    <style:style style:name="P2" style:family="paragraph" style:parent-style-name="Standard" style:list-style-name="L2">
      <style:text-properties fo:font-size="18pt" officeooo:rsid="00004c2c" officeooo:paragraph-rsid="00004c2c" style:font-size-asian="15.75pt" style:font-size-complex="18pt"/>
    </style:style>
    <style:style style:name="P3" style:family="paragraph" style:parent-style-name="Standard" style:list-style-name="L2">
      <style:text-properties fo:font-size="18pt" officeooo:rsid="0001e8d7" officeooo:paragraph-rsid="0001e8d7" style:font-size-asian="15.75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yclerView : </text:p>
      <text:p text:style-name="P1"/>
      <text:list xml:id="list686175883" text:style-name="L2">
        <text:list-item>
          <text:p text:style-name="P2">Add dependency for the recyclerview</text:p>
        </text:list-item>
        <text:list-item>
          <text:p text:style-name="P2">Then add recyclerview inside the (XML file)layout file and give an id</text:p>
        </text:list-item>
        <text:list-item>
          <text:p text:style-name="P2">Add recyclerview in the java class , declare and intialise the recyclerview</text:p>
        </text:list-item>
        <text:list-item>
          <text:p text:style-name="P2">we have to create an individual layout file and name it as row.xml</text:p>
        </text:list-item>
        <text:list-item>
          <text:p text:style-name="P3">we have to create adapter class to maintain the data and extend this adapter class with Recyclerview</text:p>
        </text:list-item>
        <text:list-item>
          <text:p text:style-name="P3">we have to implement all the constructors inside the adapter class</text:p>
        </text:list-item>
        <text:list-item>
          <text:p text:style-name="P3"><text:s/>we have to inflate row.xml to the adapter class</text:p>
        </text:list-item>
        <text:list-item>
          <text:p text:style-name="P3">we have to connect the recyclerview in the MainActivity with adapter class</text:p>
        </text:list-item>
        <text:list-item>
          <text:p text:style-name="P3">fianlly we have to attach the recyclerview to linear or grid layou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53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4:03:39.672076631</meta:creation-date>
    <dc:date>2020-04-16T14:23:59.221426793</dc:date>
    <meta:editing-duration>PT9M59S</meta:editing-duration>
    <meta:editing-cycles>1</meta:editing-cycles>
    <meta:document-statistic meta:table-count="0" meta:image-count="0" meta:object-count="0" meta:page-count="1" meta:paragraph-count="10" meta:word-count="114" meta:character-count="625" meta:non-whitespace-character-count="528"/>
    <meta:generator>LibreOffice/6.0.7.3$Linux_X86_64 LibreOffice_project/00m0$Build-3</meta:generator>
  </office:meta>
</office:document-meta>
</file>